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AnchorBehavior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setHspace( String h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setBorder( String b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setImageStyleClass( String imag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renderEnd( Appender appe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AnchorBehavior.setAttribute( String name , String value , String fac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mageAnchorBehavior.setRolloverImage( String rollover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setIsmap( String is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setImageStyle( String imag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setVspace( String v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renderStart( Appender appende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ImageAnchorBehavior.setLongdesc( String long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AnchorBehavior.preR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